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04cm" fo:min-width="0.89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.3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055cm"/>
      <style:paragraph-properties style:writing-mode="lr-tb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8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22pt"/>
    </style:style>
    <style:style style:name="T2" style:family="text">
      <style:text-properties style:text-position="-33% 58%" fo:font-size="22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xml:id="id11" draw:id="id11">
          <draw:glue-point draw:id="4" svg:x="-4.271cm" svg:y="-1.917cm"/>
          <draw:glue-point draw:id="5" svg:x="-4.229cm" svg:y="1.945cm"/>
          <draw:custom-shape draw:style-name="gr1" draw:text-style-name="P1" draw:layer="layout" svg:width="2.796cm" svg:height="2.563cm" draw:transform="rotate (1.5707963267949) translate (17.103cm 7.6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" draw:text-style-name="P2" draw:layer="layout" svg:width="0.875cm" svg:height="2.384cm" svg:x="17.1cm" svg:y="5.072cm">
            <draw:text-box>
              <text:p>+</text:p>
              <text:p/>
              <text:p>-</text:p>
            </draw:text-box>
          </draw:frame>
        </draw:g>
        <draw:frame draw:style-name="gr3" draw:text-style-name="P3" draw:layer="layout" svg:width="1.8cm" svg:height="1.305cm" svg:x="16.6cm" svg:y="9.195cm">
          <draw:text-box>
            <text:p><text:span text:style-name="T1">V</text:span><text:span text:style-name="T2">C</text:span><text:span text:style-name="T2">C</text:span></text:p>
          </draw:text-box>
        </draw:frame>
        <draw:g xml:id="id7" draw:id="id7">
          <draw:line draw:style-name="gr4" draw:text-style-name="P4" draw:layer="layout" svg:x1="17.507cm" svg:y1="18.172cm" svg:x2="13.5cm" svg:y2="18.197cm">
            <text:p/>
          </draw:line>
          <draw:line draw:style-name="gr4" draw:text-style-name="P4" draw:layer="layout" svg:x1="17.509cm" svg:y1="18.158cm" svg:x2="13.502cm" svg:y2="18.183cm">
            <text:p/>
          </draw:line>
          <draw:line draw:style-name="gr4" draw:text-style-name="P4" draw:layer="layout" svg:x1="14.594cm" svg:y1="18.726cm" svg:x2="16.585cm" svg:y2="18.726cm">
            <text:p/>
          </draw:line>
          <draw:line draw:style-name="gr4" draw:text-style-name="P4" draw:layer="layout" svg:x1="15.132cm" svg:y1="19.2cm" svg:x2="16.089cm" svg:y2="19.2cm">
            <text:p/>
          </draw:line>
          <draw:line draw:style-name="gr4" draw:text-style-name="P4" draw:layer="layout" svg:x1="15.556cm" svg:y1="18.138cm" svg:x2="15.572cm" svg:y2="16.915cm">
            <text:p/>
          </draw:line>
        </draw:g>
        <draw:g xml:id="id4" draw:id="id4">
          <draw:line draw:style-name="gr4" draw:text-style-name="P4" draw:layer="layout" svg:x1="19.762cm" svg:y1="12.49cm" svg:x2="19.552cm" svg:y2="13.074cm">
            <text:p/>
          </draw:line>
          <draw:line draw:style-name="gr4" draw:text-style-name="P4" draw:layer="layout" svg:x1="19.097cm" svg:y1="11.928cm" svg:x2="19.556cm" svg:y2="13.074cm">
            <text:p/>
          </draw:line>
          <draw:line draw:style-name="gr4" draw:text-style-name="P4" draw:layer="layout" svg:x1="18.214cm" svg:y1="11.905cm" svg:x2="17.772cm" svg:y2="13.093cm">
            <text:p/>
          </draw:line>
          <draw:line draw:style-name="gr4" draw:text-style-name="P4" draw:layer="layout" svg:x1="19.119cm" svg:y1="11.9cm" svg:x2="18.677cm" svg:y2="13.088cm">
            <text:p/>
          </draw:line>
          <draw:line draw:style-name="gr4" draw:text-style-name="P4" draw:layer="layout" svg:x1="18.195cm" svg:y1="11.913cm" svg:x2="18.654cm" svg:y2="13.059cm">
            <text:p/>
          </draw:line>
          <draw:line draw:style-name="gr4" draw:text-style-name="P4" draw:layer="layout" svg:x1="17.302cm" svg:y1="11.954cm" svg:x2="17.761cm" svg:y2="13.1cm">
            <text:p/>
          </draw:line>
          <draw:line draw:style-name="gr4" draw:text-style-name="P4" draw:layer="layout" svg:x1="17.31cm" svg:y1="12.011cm" svg:x2="17.1cm" svg:y2="12.595cm">
            <text:p/>
          </draw:line>
        </draw:g>
        <draw:frame draw:style-name="gr3" draw:text-style-name="P3" draw:layer="layout" svg:width="1.8cm" svg:height="1.305cm" svg:x="17.9cm" svg:y="13.1cm">
          <draw:text-box>
            <text:p><text:span text:style-name="T1">R</text:span><text:span text:style-name="T2">3</text:span></text:p>
          </draw:text-box>
        </draw:frame>
        <draw:frame draw:style-name="gr3" draw:text-style-name="P3" draw:layer="layout" svg:width="1.8cm" svg:height="1.305cm" svg:x="16.7cm" svg:y="1.8cm">
          <draw:text-box>
            <text:p><text:span text:style-name="T1">V</text:span><text:span text:style-name="T2">EE</text:span></text:p>
          </draw:text-box>
        </draw:frame>
        <draw:line draw:style-name="gr5" draw:text-style-name="P5" xml:id="id10" draw:id="id10" draw:layer="layout" svg:x1="17.1cm" svg:y1="5.6cm" svg:x2="16cm" svg:y2="5.6cm">
          <text:p/>
        </draw:line>
        <draw:custom-shape draw:style-name="gr6" draw:text-style-name="P6" xml:id="id1" draw:id="id1" draw:layer="layout" svg:width="1.842cm" svg:height="1.843cm" svg:x="17.458cm" svg:y="8cm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18.4cm" svg:y1="6.9cm" svg:x2="18.4cm" svg:y2="8cm">
          <text:p/>
        </draw:line>
        <draw:line draw:style-name="gr5" draw:text-style-name="P5" draw:layer="layout" svg:x1="18.4cm" svg:y1="5.5cm" svg:x2="18.4cm" svg:y2="4.8cm">
          <text:p/>
        </draw:line>
        <draw:custom-shape draw:style-name="gr6" draw:text-style-name="P6" draw:layer="layout" svg:width="1.842cm" svg:height="1.843cm" draw:transform="rotate (3.1403709231134) translate (19.299cm 4.8cm)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17.802cm" svg:y1="1.852cm" svg:x2="18.902cm" svg:y2="1.852cm">
            <text:p/>
          </draw:line>
          <draw:line draw:style-name="gr4" draw:text-style-name="P4" draw:layer="layout" svg:x1="17.801cm" svg:y1="1.856cm" svg:x2="18.901cm" svg:y2="1.856cm">
            <text:p/>
          </draw:line>
          <draw:line draw:style-name="gr4" draw:text-style-name="P4" draw:layer="layout" svg:x1="18.602cm" svg:y1="1.667cm" svg:x2="18.056cm" svg:y2="1.663cm">
            <text:p/>
          </draw:line>
          <draw:line draw:style-name="gr4" draw:text-style-name="P4" draw:layer="layout" svg:x1="18.456cm" svg:y1="1.503cm" svg:x2="18.194cm" svg:y2="1.501cm">
            <text:p/>
          </draw:line>
          <draw:line draw:style-name="gr4" draw:text-style-name="P4" draw:layer="layout" svg:x1="18.337cm" svg:y1="1.868cm" svg:x2="18.329cm" svg:y2="2.288cm">
            <text:p/>
          </draw:line>
        </draw:g>
        <draw:line draw:style-name="gr5" draw:text-style-name="P7" draw:layer="layout" svg:x1="18.344cm" svg:y1="2.278cm" svg:x2="18.344cm" svg:y2="2.978cm">
          <text:p/>
        </draw:line>
        <draw:g xml:id="id2" draw:id="id2">
          <draw:line draw:style-name="gr4" draw:text-style-name="P4" draw:layer="layout" svg:x1="17.902cm" svg:y1="11.137cm" svg:x2="19.002cm" svg:y2="11.137cm">
            <text:p/>
          </draw:line>
          <draw:line draw:style-name="gr4" draw:text-style-name="P4" draw:layer="layout" svg:x1="17.901cm" svg:y1="11.132cm" svg:x2="19.001cm" svg:y2="11.132cm">
            <text:p/>
          </draw:line>
          <draw:line draw:style-name="gr4" draw:text-style-name="P4" draw:layer="layout" svg:x1="18.702cm" svg:y1="11.321cm" svg:x2="18.156cm" svg:y2="11.325cm">
            <text:p/>
          </draw:line>
          <draw:line draw:style-name="gr4" draw:text-style-name="P4" draw:layer="layout" svg:x1="18.556cm" svg:y1="11.485cm" svg:x2="18.294cm" svg:y2="11.487cm">
            <text:p/>
          </draw:line>
          <draw:line draw:style-name="gr4" draw:text-style-name="P4" draw:layer="layout" svg:x1="18.437cm" svg:y1="11.121cm" svg:x2="18.429cm" svg:y2="10.701cm">
            <text:p/>
          </draw:line>
        </draw:g>
        <draw:connector draw:style-name="gr7" draw:text-style-name="P1" draw:layer="layout" svg:x1="18.379cm" svg:y1="9.843cm" svg:x2="18.451cm" svg:y2="10.701cm" draw:start-shape="id1" draw:start-glue-point="8" draw:end-shape="id2" draw:end-glue-point="0" svg:d="M18379 9843v405h72v453" svg:viewBox="0 0 73 859">
          <text:p/>
        </draw:connector>
        <draw:g xml:id="id3" draw:id="id3">
          <draw:line draw:style-name="gr4" draw:text-style-name="P4" draw:layer="layout" svg:x1="15.609cm" svg:y1="16.062cm" svg:x2="15.025cm" svg:y2="15.852cm">
            <text:p/>
          </draw:line>
          <draw:line draw:style-name="gr4" draw:text-style-name="P4" draw:layer="layout" svg:x1="16.173cm" svg:y1="15.397cm" svg:x2="15.027cm" svg:y2="15.856cm">
            <text:p/>
          </draw:line>
          <draw:line draw:style-name="gr4" draw:text-style-name="P4" draw:layer="layout" svg:x1="16.195cm" svg:y1="14.514cm" svg:x2="15.007cm" svg:y2="14.072cm">
            <text:p/>
          </draw:line>
          <draw:line draw:style-name="gr4" draw:text-style-name="P4" draw:layer="layout" svg:x1="16.2cm" svg:y1="15.419cm" svg:x2="15.012cm" svg:y2="14.977cm">
            <text:p/>
          </draw:line>
          <draw:line draw:style-name="gr4" draw:text-style-name="P4" draw:layer="layout" svg:x1="16.188cm" svg:y1="14.495cm" svg:x2="15.042cm" svg:y2="14.954cm">
            <text:p/>
          </draw:line>
          <draw:line draw:style-name="gr4" draw:text-style-name="P4" draw:layer="layout" svg:x1="16.146cm" svg:y1="13.602cm" svg:x2="15cm" svg:y2="14.061cm">
            <text:p/>
          </draw:line>
          <draw:line draw:style-name="gr4" draw:text-style-name="P4" draw:layer="layout" svg:x1="16.089cm" svg:y1="13.61cm" svg:x2="15.505cm" svg:y2="13.4cm">
            <text:p/>
          </draw:line>
        </draw:g>
        <draw:connector draw:style-name="gr7" draw:text-style-name="P1" xml:id="id6" draw:id="id6" draw:layer="layout" svg:x1="15.6cm" svg:y1="13.4cm" svg:x2="17.1cm" svg:y2="12.5cm" draw:start-shape="id3" draw:start-glue-point="0" draw:end-shape="id4" draw:end-glue-point="3" svg:d="M15600 13400v-900h1500" svg:viewBox="0 0 1501 901">
          <text:p/>
        </draw:connector>
        <draw:line draw:style-name="gr5" draw:text-style-name="P5" xml:id="id5" draw:id="id5" draw:layer="layout" svg:x1="17.1cm" svg:y1="7cm" svg:x2="16cm" svg:y2="7cm">
          <text:p/>
        </draw:line>
        <draw:connector draw:style-name="gr7" draw:text-style-name="P1" draw:layer="layout" draw:line-skew="-2.75cm" svg:x1="16cm" svg:y1="7cm" svg:x2="15.6cm" svg:y2="12.5cm" draw:start-shape="id5" draw:start-glue-point="3" draw:end-shape="id6" draw:end-glue-point="0" svg:d="M16000 7000h-400v5500" svg:viewBox="0 0 401 5501">
          <text:p/>
        </draw:connector>
        <draw:frame draw:style-name="gr3" draw:text-style-name="P3" draw:layer="layout" svg:width="1.8cm" svg:height="1.305cm" svg:x="16.1cm" svg:y="14.095cm">
          <draw:text-box>
            <text:p><text:span text:style-name="T1">R</text:span><text:span text:style-name="T2">4</text:span></text:p>
          </draw:text-box>
        </draw:frame>
        <draw:connector draw:style-name="gr7" draw:text-style-name="P1" draw:layer="layout" svg:x1="15.6cm" svg:y1="16.062cm" svg:x2="15.504cm" svg:y2="16.915cm" draw:start-shape="id3" draw:start-glue-point="2" draw:end-shape="id7" draw:end-glue-point="0" svg:d="M15600 16062v427h-96v426" svg:viewBox="0 0 97 854">
          <text:p/>
        </draw:connector>
        <draw:g xml:id="id9" draw:id="id9">
          <draw:line draw:style-name="gr4" draw:text-style-name="P4" draw:layer="layout" svg:x1="11.471cm" svg:y1="6.4cm" svg:x2="11.471cm" svg:y2="4.9cm">
            <text:p/>
          </draw:line>
          <draw:line draw:style-name="gr4" draw:text-style-name="P4" draw:layer="layout" svg:x1="11.471cm" svg:y1="6.4cm" svg:x2="11.471cm" svg:y2="4.9cm">
            <text:p/>
          </draw:line>
          <draw:line draw:style-name="gr4" draw:text-style-name="P4" draw:layer="layout" svg:x1="12.121cm" svg:y1="6.4cm" svg:x2="12.121cm" svg:y2="4.9cm">
            <text:p/>
          </draw:line>
          <draw:line draw:style-name="gr4" draw:text-style-name="P4" draw:layer="layout" svg:x1="13cm" svg:y1="5.66cm" svg:x2="12.116cm" svg:y2="5.648cm">
            <text:p/>
          </draw:line>
          <draw:line draw:style-name="gr4" draw:text-style-name="P4" draw:layer="layout" svg:x1="11.484cm" svg:y1="5.66cm" svg:x2="10.6cm" svg:y2="5.648cm">
            <text:p/>
          </draw:line>
        </draw:g>
        <draw:g xml:id="id8" draw:id="id8">
          <draw:line draw:style-name="gr4" draw:text-style-name="P4" draw:layer="layout" svg:x1="13.509cm" svg:y1="12.262cm" svg:x2="12.925cm" svg:y2="12.052cm">
            <text:p/>
          </draw:line>
          <draw:line draw:style-name="gr4" draw:text-style-name="P4" draw:layer="layout" svg:x1="14.073cm" svg:y1="11.597cm" svg:x2="12.927cm" svg:y2="12.056cm">
            <text:p/>
          </draw:line>
          <draw:line draw:style-name="gr4" draw:text-style-name="P4" draw:layer="layout" svg:x1="14.095cm" svg:y1="10.714cm" svg:x2="12.907cm" svg:y2="10.272cm">
            <text:p/>
          </draw:line>
          <draw:line draw:style-name="gr4" draw:text-style-name="P4" draw:layer="layout" svg:x1="14.1cm" svg:y1="11.619cm" svg:x2="12.912cm" svg:y2="11.177cm">
            <text:p/>
          </draw:line>
          <draw:line draw:style-name="gr4" draw:text-style-name="P4" draw:layer="layout" svg:x1="14.088cm" svg:y1="10.695cm" svg:x2="12.942cm" svg:y2="11.154cm">
            <text:p/>
          </draw:line>
          <draw:line draw:style-name="gr4" draw:text-style-name="P4" draw:layer="layout" svg:x1="14.046cm" svg:y1="9.802cm" svg:x2="12.9cm" svg:y2="10.261cm">
            <text:p/>
          </draw:line>
          <draw:line draw:style-name="gr4" draw:text-style-name="P4" draw:layer="layout" svg:x1="13.989cm" svg:y1="9.81cm" svg:x2="13.405cm" svg:y2="9.6cm">
            <text:p/>
          </draw:line>
        </draw:g>
        <draw:connector draw:style-name="gr7" draw:text-style-name="P1" draw:layer="layout" draw:line-skew="2.311cm" svg:x1="13.5cm" svg:y1="12.262cm" svg:x2="15.504cm" svg:y2="16.915cm" draw:start-shape="id8" draw:start-glue-point="2" draw:end-shape="id7" draw:end-glue-point="0" svg:d="M13500 12262v4638h2004v15" svg:viewBox="0 0 2005 4654">
          <text:p/>
        </draw:connector>
        <draw:connector draw:style-name="gr7" draw:text-style-name="P1" draw:layer="layout" svg:x1="13cm" svg:y1="5.65cm" svg:x2="16cm" svg:y2="5.6cm" draw:start-shape="id9" draw:start-glue-point="1" draw:end-shape="id10" draw:end-glue-point="3" svg:d="M13000 5650h1525v-50h1475" svg:viewBox="0 0 3001 51">
          <text:p/>
        </draw:connector>
        <draw:connector draw:style-name="gr7" draw:text-style-name="P1" draw:layer="layout" svg:x1="13.5cm" svg:y1="9.6cm" svg:x2="13cm" svg:y2="5.65cm" draw:start-shape="id8" draw:start-glue-point="0" draw:end-shape="id9" draw:end-glue-point="1" svg:d="M13500 9600v-1600h50v-2350h-550" svg:viewBox="0 0 551 3951">
          <text:p/>
        </draw:connector>
        <draw:frame draw:style-name="gr3" draw:text-style-name="P3" draw:layer="layout" svg:width="1.8cm" svg:height="1.305cm" svg:x="11.1cm" svg:y="3.595cm">
          <draw:text-box>
            <text:p><text:span text:style-name="T1">C</text:span><text:span text:style-name="T2">1</text:span></text:p>
          </draw:text-box>
        </draw:frame>
        <draw:connector draw:style-name="gr7" draw:text-style-name="P1" draw:layer="layout" svg:x1="19.667cm" svg:y1="6.202cm" svg:x2="20.9cm" svg:y2="6.2cm" draw:start-shape="id11" draw:start-glue-point="1" svg:d="M19667 6202h867v-2h366" svg:viewBox="0 0 1234 3">
          <text:p/>
        </draw:connector>
        <draw:connector draw:style-name="gr7" draw:text-style-name="P1" xml:id="id12" draw:id="id12" draw:layer="layout" svg:x1="19.762cm" svg:y1="12.5cm" svg:x2="20.9cm" svg:y2="6.2cm" draw:start-shape="id4" draw:start-glue-point="1" svg:d="M19762 12500h844v-6300h294" svg:viewBox="0 0 1139 6301">
          <text:p/>
        </draw:connector>
        <draw:frame draw:style-name="gr8" draw:text-style-name="P8" draw:layer="layout" svg:width="1.281cm" svg:height="0.725cm" svg:x="14.6cm" svg:y="4.7cm">
          <draw:text-box>
            <text:p><text:span text:style-name="T3">plus</text:span></text:p>
          </draw:text-box>
        </draw:frame>
        <draw:frame draw:style-name="gr9" draw:text-style-name="P8" draw:layer="layout" svg:width="1.632cm" svg:height="0.725cm" svg:x="15.219cm" svg:y="6.3cm">
          <draw:text-box>
            <text:p><text:span text:style-name="T3">minus</text:span></text:p>
          </draw:text-box>
        </draw:frame>
        <draw:frame draw:style-name="gr8" draw:text-style-name="P8" draw:layer="layout" svg:width="1.281cm" svg:height="0.725cm" svg:x="20.319cm" svg:y="5.6cm">
          <draw:text-box>
            <text:p><text:span text:style-name="T3">out</text:span></text:p>
          </draw:text-box>
        </draw:frame>
        <draw:frame draw:style-name="gr3" draw:text-style-name="P3" draw:layer="layout" svg:width="1.8cm" svg:height="1.305cm" svg:x="11.7cm" svg:y="10.295cm">
          <draw:text-box>
            <text:p><text:span text:style-name="T1">R</text:span><text:span text:style-name="T2">1</text:span></text:p>
          </draw:text-box>
        </draw:frame>
        <draw:connector draw:style-name="gr7" draw:text-style-name="P1" draw:layer="layout" draw:line-skew="0cm 5.242cm" svg:x1="10.6cm" svg:y1="5.65cm" svg:x2="15.504cm" svg:y2="16.915cm" draw:start-shape="id9" draw:start-glue-point="3" draw:end-shape="id7" draw:end-glue-point="0" svg:d="M10600 5650h-550v11250h5454v15" svg:viewBox="0 0 5455 11266">
          <text:p/>
        </draw:connector>
        <draw:custom-shape draw:style-name="gr6" draw:text-style-name="P6" xml:id="id13" draw:id="id13" draw:layer="layout" svg:width="1.842cm" svg:height="1.843cm" draw:transform="rotate (0.0109955742875642) translate (22.267cm 6.474cm)">
          <text:p text:style-name="P6">+</text:p>
          <text:p text:style-name="P6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line-skew="0.501cm" svg:x1="20.9cm" svg:y1="6.2cm" svg:x2="23.188cm" svg:y2="6.464cm" draw:start-shape="id12" draw:start-glue-point="3" draw:end-shape="id13" draw:end-glue-point="4" svg:d="M20900 6200h2288v264" svg:viewBox="0 0 2289 265">
          <text:p/>
        </draw:connector>
        <draw:connector draw:style-name="gr7" draw:text-style-name="P1" draw:layer="layout" draw:line-skew="4.313cm" svg:x1="23.208cm" svg:y1="8.308cm" svg:x2="15.504cm" svg:y2="16.915cm" draw:start-shape="id13" draw:start-glue-point="8" draw:end-shape="id7" draw:end-glue-point="0" svg:d="M23208 8308v8592h-7704v15" svg:viewBox="0 0 7705 8608">
          <text:p/>
        </draw:connector>
        <draw:frame draw:style-name="gr3" draw:text-style-name="P3" draw:layer="layout" svg:width="1.8cm" svg:height="1.305cm" svg:x="24.3cm" svg:y="6.6cm">
          <draw:text-box>
            <text:p><text:span text:style-name="T1">V</text:span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4T16:00:53.261189439</meta:creation-date>
    <dc:date>2021-06-07T09:25:21.773825476</dc:date>
    <meta:editing-duration>PT1H17M29S</meta:editing-duration>
    <meta:editing-cycles>25</meta:editing-cycles>
    <meta:generator>LibreOffice/6.4.7.2$Linux_X86_64 LibreOffice_project/40$Build-2</meta:generator>
    <meta:document-statistic meta:object-count="81"/>
  </office:meta>
</office:document-meta>
</file>